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ee09b" officeooo:paragraph-rsid="001ee09b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e09b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ee09b" officeooo:paragraph-rsid="001ee09b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ee09b"/>
    </style:style>
    <style:style style:name="T5" style:family="text">
      <style:text-properties fo:font-variant="normal" fo:text-transform="none" fo:color="#1d2129" style:font-name="Helvetica" fo:font-size="10.5pt" fo:letter-spacing="normal" fo:font-style="normal" fo:font-weight="normal"/>
    </style:style>
    <style:style style:name="T6" style:family="text">
      <style:text-properties fo:font-variant="normal" fo:text-transform="none" fo:color="#1d2129" fo:letter-spacing="normal"/>
    </style:style>
    <style:style style:name="T7" style:family="text">
      <style:text-properties fo:font-variant="normal" fo:text-transform="none" fo:color="#1d2129" style:font-name="inherit" fo:font-size="9.75pt" fo:letter-spacing="normal" fo:font-style="normal" fo:font-weight="normal"/>
    </style:style>
    <style:style style:name="T8" style:family="text">
      <style:text-properties fo:font-variant="normal" fo:text-transform="none" fo:color="#365899" style:text-line-through-style="none" style:text-line-through-type="none" style:font-name="inherit" fo:font-size="9.7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73667332" text:style-name="Outline">
        <text:list-item>
          <text:h text:style-name="P4" text:outline-level="1">SimpleDialog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0-12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<text:span text:style-name="T5">Buenas tardes muchachos, para una consulta, cuando va a crear un modal personalizado, que widget utilizan?.</text:span></text:p>
      <text:p text:style-name="P5"><text:line-break/><text:span text:style-name="T5">Lo que pasa es que he visto 2 opciones pero no creo que sea la mejor forma: </text:span></text:p>
      <text:p text:style-name="P5"><text:span text:style-name="T5">- SimpleDialog</text:span></text:p>
      <text:p text:style-name="P5"><text:span text:style-name="T5">- BottomSheet</text:span> <text:span text:style-name="T4">}</text:span></text:p>
      <text:p text:style-name="P6">Rta:</text:p>
      <text:p text:style-name="P6"><text:bookmark text:name="js_1ik"/><text:a xlink:type="simple" xlink:href="https://www.facebook.com/DennySegura?fref=gc&amp;dti=1599766916772654" office:target-frame-name="_self" xlink:show="replace" text:style-name="Internet_20_link" text:visited-style-name="Visited_20_Internet_20_Link"><text:span text:style-name="T8">Denny Segura</text:span></text:a><text:span text:style-name="T6"> </text:span><text:span text:style-name="T7">Hola Julián, ya tienes resuelto esto?<text:line-break/>El bottomsheet es un modal específico que parte desde abajo de la pantalla, yo normalmente uso diálogo y le añado un child que es el componente personalizado que quiero que se muestre</text:span>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2-10T08:04:52.967000000</meta:creation-date>
    <meta:editing-duration>PT2M35S</meta:editing-duration>
    <meta:generator>LibreOffice/6.1.3.2$Windows_X86_64 LibreOffice_project/86daf60bf00efa86ad547e59e09d6bb77c699acb</meta:generator>
    <dc:date>2018-12-10T08:07:21.382000000</dc:date>
    <meta:document-statistic meta:table-count="0" meta:image-count="0" meta:object-count="0" meta:page-count="2" meta:paragraph-count="15" meta:word-count="95" meta:character-count="584" meta:non-whitespace-character-count="5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